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8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Banner A</text:p>
          </table:table-cell>
          <table:table-cell office:value-type="currency" office:currency="EUR" office:value="0.5">
            <text:p>0,50 €</text:p>
          </table:table-cell>
          <table:table-cell/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Banner B</text:p>
          </table:table-cell>
          <table:table-cell office:value-type="currency" office:currency="EUR" office:value="0.5">
            <text:p>0,50 €</text:p>
          </table:table-cell>
          <table:table-cell/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Banner C</text:p>
          </table:table-cell>
          <table:table-cell office:value-type="currency" office:currency="EUR" office:value="0.5">
            <text:p>0,50 €</text:p>
          </table:table-cell>
          <table:table-cell/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Corner A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10x10 cm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Corner Inner B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9,5x9,5 cm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Corner Tower</text:p>
          </table:table-cell>
          <table:table-cell office:value-type="currency" office:currency="EUR" office:value="37.5">
            <text:p>37,50 €</text:p>
          </table:table-cell>
          <table:table-cell office:value-type="string">
            <text:p>12,5x12,5 cm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estroyed Wall Corner Tower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16x16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estroyed Do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14x12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estroyed Wall Center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14x14 cm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estroyed Wall Left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5x10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estroyed Wall Right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12x9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Door A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14x9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Wall A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14x5,5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Wall B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14x5,5 cm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Wall C Artillery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14x10 cm 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>
          <table:table-cell office:value-type="string">
            <text:p>Wall D Stairs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14x9 cm </text:p>
          </table:table-cell>
          <table:table-cell office:value-type="string">
            <text:p>Fortress 1</text:p>
          </table:table-cell>
          <table:table-cell office:value-type="string">
            <text:p>Fortress 2</text:p>
          </table:table-cell>
          <table:table-cell office:value-type="string">
            <text:p>Fortress 3</text:p>
          </table:table-cell>
          <table:table-cell office:value-type="string">
            <text:p>Fortress 4</text:p>
          </table:table-cell>
          <table:table-cell office:value-type="string">
            <text:p>Fortress 5</text:p>
          </table:table-cell>
          <table:table-cell office:value-type="string">
            <text:p>Fortress 6</text:p>
          </table:table-cell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22:1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22:13:22.12</dc:date>
    <dc:creator>Ycham BOUNOUAR</dc:creator>
    <meta:editing-duration>PT10M11S</meta:editing-duration>
    <meta:editing-cycles>3</meta:editing-cycles>
    <meta:document-statistic meta:table-count="1" meta:cell-count="150" meta:object-count="0"/>
  </office:meta>
</office:document-meta>
</file>